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58000001117D1395A2F61641C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hnschrift" svg:font-family="Bahnschrift" style:font-adornments="Pogrubiona" style:font-family-generic="swiss" style:font-pitch="variable"/>
    <style:font-face style:name="DejaVu Sans Mono" svg:font-family="'DejaVu Sans Mono'" style:font-adornments="Pogrubiona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">
      <style:text-properties officeooo:rsid="00010d86" officeooo:paragraph-rsid="0138239e"/>
    </style:style>
    <style:style style:name="P2" style:family="paragraph" style:parent-style-name="AA-STENO-cwicz">
      <style:text-properties officeooo:paragraph-rsid="0138239e"/>
    </style:style>
    <style:style style:name="P3" style:family="paragraph" style:parent-style-name="AA-STENO-cwicz">
      <style:text-properties officeooo:paragraph-rsid="01382ea5"/>
    </style:style>
    <style:style style:name="P4" style:family="paragraph" style:parent-style-name="AA-STENO-cwicz">
      <style:text-properties officeooo:paragraph-rsid="0138cf18"/>
    </style:style>
    <style:style style:name="T1" style:family="text">
      <style:text-properties officeooo:rsid="0003cc3d"/>
    </style:style>
    <style:style style:name="T2" style:family="text">
      <style:text-properties officeooo:rsid="0138239e"/>
    </style:style>
    <style:style style:name="T3" style:family="text">
      <style:text-properties officeooo:rsid="01382ea5"/>
    </style:style>
    <style:style style:name="T4" style:family="text">
      <style:text-properties officeooo:rsid="0138cf1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kcja1">
        <text:p text:style-name="P4"><text:s/>F <text:s text:c="2"/>Z <text:s text:c="2"/>K <text:s text:c="2"/>P <text:s text:c="2"/>R- <text:s/>C<text:span text:style-name="T4"> </text:span><text:s text:c="2"/>B <text:s/>-S <text:s text:c="2"/>W <text:s text:c="2"/>O<text:span text:style-name="T4"> <text:s text:c="2"/></text:span>J <text:s text:c="2"/>L- <text:s/>C <text:s text:c="2"/>E <text:s text:c="2"/>R- <text:s/>-R</text:p>
        <text:p text:style-name="P4"><text:s/>I <text:s text:c="2"/>P <text:s/>-L <text:s text:c="2"/>V<text:span text:style-name="T4"> <text:s/></text:span><text:s/>B <text:s text:c="2"/>A <text:s text:c="2"/>T- -S <text:s text:c="2"/>K <text:s text:c="2"/>G <text:s text:c="2"/>U <text:s text:c="2"/>Z <text:s/>-T <text:s text:c="2"/>S-<text:span text:style-name="T4"> </text:span><text:s/>W <text:s text:c="2"/>~</text:p>
        <text:p text:style-name="P4"><text:s/>X <text:s text:c="2"/>O <text:s text:c="2"/>F <text:s text:c="2"/>Y <text:s text:c="2"/>F <text:s text:c="2"/>C <text:s text:c="2"/>S <text:s/>-L<text:span text:style-name="T4"> <text:s/></text:span><text:s/>X <text:s/>-R <text:s text:c="2"/>Z <text:s text:c="2"/>B <text:s text:c="2"/>L- -L <text:s text:c="2"/>R- -R</text:p>
        <text:p text:style-name="P4"><text:span text:style-name="T4"><text:s/></text:span>T- -T<text:span text:style-name="T4"> <text:s/></text:span>-S <text:s text:c="2"/>S- <text:s/>E <text:s text:c="2"/>B <text:s text:c="2"/>S- <text:s/>W <text:s text:c="2"/>Y <text:s text:c="2"/>P <text:s text:c="2"/>K <text:s text:c="2"/>I<text:span text:style-name="T4"> <text:s/></text:span><text:s/>~ <text:s text:c="2"/>V <text:s text:c="2"/>Z <text:s text:c="2"/>G</text:p>
        <text:p text:style-name="P4">-T <text:s text:c="2"/>T- <text:s/>V <text:s text:c="2"/>Y <text:s text:c="2"/>C <text:s text:c="2"/>P<text:span text:style-name="T4"> <text:s/></text:span><text:s/>B <text:s text:c="2"/>A <text:s text:c="2"/>T- -S <text:s text:c="2"/>K <text:s text:c="2"/>G <text:s text:c="2"/>U <text:s text:c="2"/>Z <text:s/>-T <text:s text:c="2"/>S-</text:p>
        <text:p text:style-name="P4"><text:s/>W <text:s text:c="2"/>~ <text:s text:c="2"/>O <text:s text:c="2"/>X <text:s text:c="2"/>F <text:s text:c="2"/>Y <text:s text:c="2"/>F <text:s text:c="2"/>C <text:s text:c="2"/>S <text:s/>-L<text:span text:style-name="T4"> <text:s/></text:span><text:s/>X <text:s text:c="2"/>S- <text:s/>T- <text:s/>V <text:s text:c="2"/>L- -R</text:p>
        <text:p text:style-name="P4">-L <text:s text:c="2"/>G <text:s/>-T <text:s text:c="2"/>Y<text:span text:style-name="T4"> <text:s/></text:span><text:s/>F <text:s text:c="2"/>Z <text:s text:c="2"/>K <text:s text:c="2"/>P <text:s text:c="2"/>R- <text:s/>C <text:s text:c="2"/>B <text:s/>-S <text:s text:c="2"/>W <text:s text:c="2"/>O<text:span text:style-name="T4"> <text:s/></text:span><text:s/>J <text:s text:c="2"/>L-</text:p>
        <text:p text:style-name="P4"><text:s/>C <text:s text:c="2"/>E <text:s text:c="2"/>R- -R <text:s text:c="2"/>I <text:s text:c="2"/>P <text:s/>-L <text:s text:c="2"/>V</text:p>
        <text:p text:style-name="P4">SE AR <text:s/><text:span text:style-name="T4"><text:s/></text:span>TE AS<text:span text:style-name="T4"> </text:span><text:s text:c="2"/>RE AT<text:span text:style-name="T4"> </text:span><text:s text:c="2"/>TA ER<text:span text:style-name="T4"> </text:span><text:span text:style-name="T2"><text:s text:c="2"/></text:span>RA ES<text:span text:style-name="T4"> </text:span><text:s text:c="2"/>SA ET<text:span text:style-name="T4"> </text:span><text:s text:c="2"/>S-R EA<text:span text:style-name="T4"> </text:span><text:s text:c="2"/>T-S EA</text:p>
        <text:p text:style-name="P4">R-T EA<text:span text:style-name="T4"> </text:span><text:s text:c="2"/>AT SA<text:span text:style-name="T4"> </text:span><text:s text:c="2"/>AS RA<text:span text:style-name="T4"> </text:span><text:s text:c="2"/>AR TA<text:span text:style-name="T2"> <text:s/></text:span><text:span text:style-name="T4"><text:s/></text:span>SE ER <text:s/><text:span text:style-name="T4"><text:s/></text:span>TE ES <text:s/><text:span text:style-name="T4"><text:s/></text:span>RE ET <text:s/><text:span text:style-name="T4"><text:s/></text:span>AS SA</text:p>
        <text:p text:style-name="P4">SET TET RET <text:s/>SAT TAT RAT<text:span text:style-name="T2"> <text:s/></text:span>SER TER RER <text:s/>SAR TAR RAR<text:span text:style-name="T4"> <text:s/></text:span>SES TES RES</text:p>
        <text:p text:style-name="P4">SAS TAS<text:span text:style-name="T4"> RAS</text:span> <text:span text:style-name="T4"><text:s/></text:span>S<text:span text:style-name="T4">E</text:span>AT<text:span text:style-name="T4"> TEAT REAT <text:s/>SEAS TEAS REAS <text:s/>SEAR TEAR REAR</text:span></text:p>
        <text:p text:style-name="P2">ZI IC KI IL VI IB<text:span text:style-name="T2"> <text:s/></text:span>SI IR TI IS RI IT<text:span text:style-name="T2"> </text:span>EC KE EL ZE EB VE<text:span text:style-name="T2"> </text:span>ZA AB KA AC VA AL<text:span text:style-name="T2"> <text:s text:c="4"/></text:span>Z-R <text:s/>S-C <text:s/>K-L <text:s/>T-B <text:s/>V-S <text:s/>R-T</text:p>
        <text:p text:style-name="P2">ZER KIC SAL TEB VIS RAT ZIC KAL SEB TIS VAT RER<text:span text:style-name="T2"> </text:span>ZAL KEB SIS TAT VER RIC ZEB KIS SAT TER VIC RAL<text:span text:style-name="T2"> </text:span>ZIS KAT SER TIC VAL REB ZAT KER SIC TAL VEB RIS</text:p>
        <text:p text:style-name="P2">LU UG PU UW XU UO FU UY JU UT<text:span text:style-name="T2"> </text:span>ZU UC SU UR KU UL TU VU US RU</text:p>
        <text:p text:style-name="P2">FE EG XE EW PE EO LE EY JE EU<text:span text:style-name="T2"> </text:span>XA AG FA AW PA AR LA AO JA AY</text:p>
        <text:p text:style-name="P2">LI IG PI IW XI IO FI IY JI IR</text:p>
        <text:p text:style-name="P3">LUR PUB PUG XUW XUY FUO FUC SUY JUL ZUT<text:span text:style-name="T3"> </text:span>ZUS KUC SUS JUR KUC</text:p>
        <text:p text:style-name="P3">TUL TUW VUT RUS RUR<text:span text:style-name="T3"> </text:span>FES VEG XEB LEW PES TEO LEB PEY JET FER</text:p>
        <text:p text:style-name="P3">XAL SAG FAB LAW PAC VAR LAT RAO JAR KAY<text:span text:style-name="T3"> </text:span>LIB VIG PIT KIW XIW</text:p>
        <text:p text:style-name="P3">ZIO FIT TIY JIG ZIR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hnschrift" svg:font-family="Bahnschrift" style:font-adornments="Pogrubiona" style:font-family-generic="swiss" style:font-pitch="variable"/>
    <style:font-face style:name="DejaVu Sans Mono" svg:font-family="'DejaVu Sans Mono'" style:font-adornments="Pogrubiona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101cm" style:contextual-spacing="false" fo:text-align="center" style:justify-single-word="false" style:page-number="auto" fo:keep-with-next="always"/>
      <style:text-properties style:font-name="Bahnschrift" fo:font-family="Bahnschrift" style:font-style-name="Pogrubiona" style:font-family-generic="swiss" style:font-pitch="variable" fo:font-size="12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AA-STENO-cwicz" style:family="paragraph" style:parent-style-name="Standard">
      <style:paragraph-properties fo:margin-top="0.101cm" fo:margin-bottom="0.101cm" style:contextual-spacing="false" fo:text-align="start" style:justify-single-word="false"/>
      <style:text-properties fo:color="#0000cd" loext:opacity="100%" style:font-name="DejaVu Sans Mono" fo:font-family="'DejaVu Sans Mono'" style:font-style-name="Pogrubiona" style:font-family-generic="modern" style:font-pitch="fixed" fo:font-size="14pt" fo:font-weight="bold" officeooo:rsid="00010d86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text-properties officeooo:rsid="00010d86" officeooo:paragraph-rsid="0138239e"/>
    </style:style>
    <style:style style:name="MT1" style:family="text">
      <style:text-properties officeooo:rsid="0003cc3d"/>
    </style:style>
    <style:style style:name="MT2" style:family="text">
      <style:text-properties officeooo:rsid="0138239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Obraz1" text:anchor-type="paragraph" svg:x="6.636cm" svg:y="0.67cm" svg:width="5.764cm" svg:height="2.623cm" draw:z-index="0"><draw:image xlink:href="Pictures/1000000000000258000001117D1395A2F61641CD.png" xlink:type="simple" xlink:show="embed" xlink:actuate="onLoad" draw:mime-type="image/png"/></draw:frame>Ćwiczenie<text:span text:style-name="MT1"> nr 1</text:span><text:span text:style-name="MT2">-2-3-4-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6:12:10.340000000</meta:creation-date>
    <dc:date>2022-09-07T15:24:57.549663341</dc:date>
    <meta:editing-duration>P1DT13H33M17S</meta:editing-duration>
    <meta:editing-cycles>23</meta:editing-cycles>
    <meta:generator>LibreOffice/7.3.5.2$Linux_X86_64 LibreOffice_project/30$Build-2</meta:generator>
    <meta:document-statistic meta:table-count="0" meta:image-count="1" meta:object-count="0" meta:page-count="1" meta:paragraph-count="22" meta:word-count="348" meta:character-count="1327" meta:non-whitespace-character-count="761"/>
  </office:meta>
</office:document-meta>
</file>